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Tahoma1" svg:font-family="Tahoma"/>
    <style:font-face style:name="Times New Roman" svg:font-family="'Times New Roman'"/>
    <style:font-face style:name="Arial1"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ndo significado ao trabalho</text:h>
      <text:p text:style-name="Standard">Francisco Matelli Matulovic</text:p>
      <text:p text:style-name="Standard"/>
      <text:p text:style-name="Standard"/>
      <text:p text:style-name="P1">Todas as pessoas nas organização ocupam cargos, os cargos definem as atividades que e tem uma posição definidas no organograma, em seus diversos níveis hierárquicos.</text:p>
      <text:p text:style-name="P1"/>
      <text:p text:style-name="P1">Os cargos não existem ao acaso, eles existem dentro da empresa para que esta possa atingir seus objetivos organizacionais. Para desenhar um cargo é necessário específicar o conteúdo de cada tarefa, o método e combiná-las para a composição do cargo. O conjunto de cargos constitui o sistema tecnológico da empresa e a interação com as pessoas que irão ocupá-los constitui o sistema sócio-técnico.</text:p>
      <text:p text:style-name="P1"/>
      <text:p text:style-name="P1">“Frente as limitações do modelo clássico e do modelo humanístico muito se falou e pouco se fez para melhorar as coisas. Ao redor de 1970 uma experiência na fábrica de automóveis Volvo, em Kalmar, na Suécia, repercutiu intensamente. As tradicionais linhas de autos foram desativadas e substituídas por grupos de trabalho que executavam todas as tarefas possíveis para a montagem dos carros”.</text:p>
      <text:p text:style-name="P1"/>
      <text:p text:style-name="P1">“A nova abordagem em desenho de cargos presume que é através da utilização da capacidade de autodireção e autocontrole que as pessoas obtém satisfação”. “Segundo a nova abordagem, os cargos devem ser desenhados no sentido de reunir ao máximo possível cerca de cinco dimensões profundas, a saber: variedade, identidade, significado, autonomia e retroa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Tahoma1" svg:font-family="Tahoma"/>
    <style:font-face style:name="Times New Roman" svg:font-family="'Times New Roman'"/>
    <style:font-face style:name="Arial1"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New Roman"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ancisco Matelli</meta:initial-creator>
    <meta:creation-date>2010-04-11T12:25:33</meta:creation-date>
    <dc:date>2010-04-11T12:53:15</dc:date>
    <dc:creator>Francisco Matelli</dc:creator>
    <meta:editing-duration>PT00H27M44S</meta:editing-duration>
    <meta:editing-cycles>7</meta:editing-cycles>
    <meta:generator>OpenOffice.org/3.1$Linux OpenOffice.org_project/310m19$Build-9420</meta:generator>
    <meta:document-statistic meta:table-count="0" meta:image-count="0" meta:object-count="0" meta:page-count="1" meta:paragraph-count="6" meta:word-count="213" meta:character-count="1361"/>
  </office:meta>
</office:document-meta>
</file>